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style:style>
    <style:style style:name="T4" style:parent-style-name="DefaultParagraphFont" style:family="text">
      <style:text-properties fo:font-weight="bold" style:font-weight-asian="bold" fo:font-size="18pt" style:font-size-asian="18pt"/>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text-properties fo:font-size="14pt" style:font-size-asian="14pt"/>
    </style:style>
    <style:style style:name="P26" style:parent-style-name="Normal" style:family="paragraph">
      <style:paragraph-properties fo:text-align="center"/>
      <style:text-properties fo:font-size="14pt" style:font-size-asian="14pt"/>
    </style:style>
    <style:style style:name="P27" style:parent-style-name="Normal" style:family="paragraph">
      <style:paragraph-properties fo:text-align="center"/>
      <style:text-properties fo:font-size="14pt" style:font-size-asian="14pt"/>
    </style:style>
    <style:style style:name="P28" style:parent-style-name="Normal" style:family="paragraph">
      <style:paragraph-properties fo:text-indent="0.25in"/>
    </style:style>
    <style:style style:name="T29" style:parent-style-name="DefaultParagraphFont" style:family="text">
      <style:text-properties style:font-name="Arial" style:font-name-complex="Arial" fo:font-size="12pt" style:font-size-asian="12pt" style:font-size-complex="12pt"/>
    </style:style>
    <style:style style:name="T30" style:parent-style-name="DefaultParagraphFont" style:family="text">
      <style:text-properties style:font-name="Arial" style:font-name-complex="Arial" fo:font-size="12pt" style:font-size-asian="12pt" style:font-size-complex="12pt"/>
    </style:style>
    <style:style style:name="T31" style:parent-style-name="DefaultParagraphFont" style:family="text">
      <style:text-properties style:font-name="Arial" style:font-name-complex="Arial" fo:font-size="12pt" style:font-size-asian="12pt" style:font-size-complex="12pt"/>
    </style:style>
    <style:style style:name="T32" style:parent-style-name="DefaultParagraphFont" style:family="text">
      <style:text-properties style:font-name="Arial" style:font-name-complex="Arial" fo:font-size="12pt" style:font-size-asian="12pt" style:font-size-complex="12pt"/>
    </style:style>
    <style:style style:name="T33" style:parent-style-name="DefaultParagraphFont" style:family="text">
      <style:text-properties style:font-name="Arial" style:font-name-complex="Arial" fo:font-size="12pt" style:font-size-asian="12pt" style:font-size-complex="12pt"/>
    </style:style>
    <style:style style:name="T34" style:parent-style-name="DefaultParagraphFont" style:family="text">
      <style:text-properties style:font-name="Arial" style:font-name-complex="Arial" fo:font-size="12pt" style:font-size-asian="12pt" style:font-size-complex="12pt"/>
    </style:style>
    <style:style style:name="T35" style:parent-style-name="DefaultParagraphFont" style:family="text">
      <style:text-properties style:font-name="Arial" style:font-name-complex="Arial" fo:font-size="12pt" style:font-size-asian="12pt" style:font-size-complex="12pt"/>
    </style:style>
    <style:style style:name="T36" style:parent-style-name="DefaultParagraphFont" style:family="text">
      <style:text-properties style:font-name="Arial" style:font-name-complex="Arial" fo:font-size="12pt" style:font-size-asian="12pt" style:font-size-complex="12pt"/>
    </style:style>
    <style:style style:name="P37" style:parent-style-name="Normal" style:family="paragraph">
      <style:paragraph-properties fo:text-indent="0.25in"/>
      <style:text-properties style:font-name="Arial" style:font-name-complex="Arial" fo:font-size="12pt" style:font-size-asian="12pt" style:font-size-complex="12pt"/>
    </style:style>
    <style:style style:name="P38" style:parent-style-name="Normal" style:family="paragraph">
      <style:paragraph-properties fo:text-indent="0.25in"/>
      <style:text-properties style:font-name="Arial" style:font-name-complex="Arial" fo:font-size="12pt" style:font-size-asian="12pt" style:font-size-complex="12pt"/>
    </style:style>
    <style:style style:name="P39" style:parent-style-name="Normal" style:family="paragraph">
      <style:paragraph-properties fo:text-indent="0.25in"/>
      <style:text-properties style:font-name="Arial" style:font-name-complex="Arial" fo:font-size="12pt" style:font-size-asian="12pt" style:font-size-complex="12pt"/>
    </style:style>
    <style:style style:name="P40" style:parent-style-name="Normal" style:family="paragraph">
      <style:paragraph-properties fo:text-indent="0.25in"/>
      <style:text-properties style:font-name="Arial" style:font-name-complex="Arial" fo:font-size="12pt" style:font-size-asian="12pt" style:font-size-complex="12pt"/>
    </style:style>
    <style:style style:name="P41" style:parent-style-name="Normal" style:family="paragraph">
      <style:paragraph-properties fo:text-indent="0.25in"/>
      <style:text-properties style:font-name="Arial" style:font-name-complex="Arial" fo:font-size="12pt" style:font-size-asian="12pt" style:font-size-complex="12pt"/>
    </style:style>
    <style:style style:name="P42" style:parent-style-name="Normal" style:family="paragraph">
      <style:paragraph-properties fo:text-indent="0.25in"/>
      <style:text-properties style:font-name="Arial" style:font-name-complex="Arial" fo:font-size="12pt" style:font-size-asian="12pt"/>
    </style:style>
    <style:style style:name="P43" style:parent-style-name="Normal" style:family="paragraph">
      <style:paragraph-properties fo:text-indent="0.25in"/>
      <style:text-properties style:font-name="Arial" style:font-name-complex="Arial" fo:font-size="12pt" style:font-size-asian="12pt"/>
    </style:style>
    <style:style style:name="P44" style:parent-style-name="Normal" style:family="paragraph">
      <style:text-properties style:font-name="Arial" style:font-name-complex="Arial" fo:font-size="12pt" style:font-size-asian="12pt"/>
    </style:style>
    <style:style style:name="P45" style:parent-style-name="Normal" style:family="paragraph">
      <style:paragraph-properties fo:text-indent="0.5in"/>
      <style:text-properties style:font-name="Arial" style:font-name-complex="Arial" fo:font-size="12pt" style:font-size-asian="12pt"/>
    </style:style>
    <style:style style:name="P46" style:parent-style-name="Normal" style:family="paragraph">
      <style:text-properties style:font-name="Arial" style:font-name-complex="Arial" fo:font-size="12pt" style:font-size-asian="12pt"/>
    </style:style>
    <style:style style:name="P47" style:parent-style-name="Normal" style:family="paragraph">
      <style:text-properties style:font-name="Arial" style:font-name-complex="Arial" fo:font-size="12pt" style:font-size-asian="12pt"/>
    </style:style>
    <style:style style:name="P48" style:parent-style-name="Normal" style:family="paragraph">
      <style:text-properties style:font-name="Arial" style:font-name-complex="Arial" fo:font-size="12pt" style:font-size-asian="12pt"/>
    </style:style>
    <style:style style:name="P49" style:parent-style-name="Normal" style:family="paragraph">
      <style:text-properties style:font-name="Arial" style:font-name-complex="Arial" fo:font-size="12pt" style:font-size-asian="12pt"/>
    </style:style>
  </office:automatic-styles>
  <office:body>
    <office:text text:use-soft-page-breaks="true">
      <text:p text:style-name="P1"><text:span text:style-name="T4">Project Update<text:s/></text:span></text:p>
      <text:p text:style-name="P5">10/26/2016</text:p>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By: David Panson and Griffin Derr</text:p>
      <text:soft-page-break/>
      <text:p text:style-name="P28"><text:span text:style-name="T29">For our project we have decided to focus on known exoplanets that have been discovered</text:span><text:span text:style-name="T30"><text:s/>and how they compare to Earth</text:span><text:span text:style-name="T31">. Any planet discovered outside our solar system is known as an exoplanet however frequently the most interes</text:span><text:span text:style-name="T32">ting are those most similar to E</text:span><text:span text:style-name="T33">arth.</text:span><text:span text:style-name="T34"><text:s/>Data on these planets is carefully cataloged by NASA and various prominent universities such as the California Institute of Technology (Caltech) and they make the information available to the public</text:span><text:span text:style-name="T35"><text:s/>so that anyone may use the information.<text:s/></text:span><text:span text:style-name="T36"><text:s/></text:span></text:p>
      <text:p text:style-name="P37"><text:s/>There are quite a few insights that can be gained from studying exoplanets.<text:s/>Scientists use known exoplanets<text:s/>that are<text:s/>similar to earth to make more accurate assumptions about the history and the future of our own planet. Alien life would be most likely to exist on an Earth like<text:s/>planet<text:s/>so research on<text:s/>life outside our solar system depends on identifying exoplanets and their characteristics. The questions we purpose to answer run in a similar vein.<text:s/>Ultimately we want to show that there are planets out there similar to Earth, that we have successfully used them to learn more about Earth, and that with an increase in the discovery of these planets we will only learn more about Earth and perhaps even find a second one someday.</text:p>
      <text:p text:style-name="P38">The primary question we would like to examine is how many of these exoplanets are similar enough to Earth that we can use information about them to inform us more about our own solar system.<text:s/>We know that the distance from the sun for example is the primary factor in Earth’s climate. However there are other factors such as our atmosphere that affect the surface temperature.</text:p>
      <text:p text:style-name="P39"><text:s/>Given that there are multiple variables that affect Earth’s ability to support life there are also variances to these variables. Typically there is no specific value that must be hit in any one category but rather these variables must be in specific ranges. This means we will have to do a multidimensional analysis of the exoplanets on multiple metrics to determine if they are actually similar to Earth in significant ways.<text:s/></text:p>
      <text:p text:style-name="P40">So far we have collected data from the Nasa Exoplanet archive. This is really the official source for information on exoplanets so the bulk of our analysis data has to come from here. It is the manipulation of the data that will bring about some insights.<text:s/>The data is easily acquired from NASA or CalTech with the option to download in several different formats including tsv and csv. Importing data as either is straight forward in R studio so it makes minimal difference what format is used.</text:p>
      <text:p text:style-name="P41">There are actually only approximately 2500 exoplanets confirmed. There is however another 2500 suspected exoplanets yet to be verified by science. So including both data sets there are only around 5000 bodies known but the database includes<text:s/>a large breadth of data about every one.<text:s/>Each planet has a host name, Discovery method, Number of days in system, orbit period, Planet mass, radius, density, distance, temperature, and date of discovery among other<text:s/>data points. We can use all this<text:s/><text:soft-page-break/>information to make comparisons to earth as a baseline and extrapolate some basic physical similarity analysis with earth or any other well studied planet of interest.</text:p>
      <text:p text:style-name="P42">The universe has many galaxies and many stars but even more planets, trillions upon trillions more than those that share our star. <text:s/>NASA has been on a non-stop search for exoplanets or planets that lie beyond our solar system and to date they have found thousands. <text:s/>Information about these planets has been gathered on NASA's archive on Caltech University’s website and exoplanets.org in an organized table and a downloadable format.</text:p>
      <text:p text:style-name="P43"><text:s text:c="2"/>We have downloaded the data from exoplanets.org and Caltech.edu in a csv format. <text:s/>The data system here is fairly straight forward and easy to dissect in R<text:s/>Studio but it is also almost overly extensive and detailed. <text:s/>This data shows<text:s/>a considerable amount of information on these planets including orbit angle, size, distance from their sun and more. <text:s/>The data columns are quite thorough unfortunately this also means that many of the exoplanets have empty cells this could create problems when attempting to gather accurate data in the future. <text:s/>There is however still plenty of worthy data here that can be used to generate a wide variety of models. <text:s/></text:p>
      <text:p text:style-name="P44"><text:tab/>Our studies here will primarily relate to the discovery of earth like exoplanet candidates (called candidates only because there is no definitive way to be sure without reaching them) and what questions we can answer about them. <text:s/>There are a variety of factors that come into consideration when deciding if a planet is earth like, the first of which being the goldilocks<text:s/>zone. The goldilocks zone<text:s/>is an area of space surrounding a star that is considered to be at the appropriate temperature for liquid water to form on a planet's surface. <text:s/>We will use the data in this case to look at the distance they are from their stars along with their surface temperature and use these to determine if they could be earth like.<text:s/></text:p>
      <text:p text:style-name="P45"><text:s/>There is also the question of mass if a planet is too small its gravitational pull may limit the density of its atmosphere or prevent it from having an atmosphere at all, but too big may mean that its atmosphere could become too dense. <text:s/>There is plenty of data on each exoplanets mass to use and here, so we can simply compare each exoplanet's mass to the mass of the earth, given a margin of error (perhaps +-.3 earth masses). <text:s/>[Atmospheric temperature and composition is perhaps the most vital of all] We can test our results against NASA's own results in this case. <text:s/>After<text:s/>we decide which planets are<text:s/>the most earth like based on these guidelines we<text:s/>will<text:s/>then use the drake equation as a model to guess which planets could harbor life.</text:p>
      <text:p text:style-name="P46"><text:tab/>The following are a series of hypothesizes and how they can be tested by the data<text:s/>we have available. <text:s/>We will be able to anticipate when NASA will discover another earth like candidate. <text:s/>We will accomplish this by first finding the trend in the discovery of<text:s/><text:soft-page-break/>exoplanets over time which will allow us to map out when each earth like candidate was discovered and then draw a correlation in the dates of their discovery. <text:s/>A timeline will be used to describe when we believe the next earth<text:s/>like planet will be discovered.<text:s/>we will use<text:s/>an additional<text:s/>trend line that can describe the rate at which exoplanets are discovered. <text:s/></text:p>
      <text:p text:style-name="P47"><text:tab/>We will be able to describe the best methods for finding future earth like planets. <text:s/>This hypothesis goes hand in hand with describing how the physical attributes of an exoplanet relate to its discovery. <text:s/>We will accomplish this using the data gathered earlier on potential earth like planets and then looking at their method of discovery to test if there is some type of connection. <text:s/></text:p>
      <text:p text:style-name="P48"><text:tab/>Technological improvements are influencing the rate at which we discover exoplanets. <text:s/>This one will take some additional research, particularly on the launch dates and specs of existing space telescopes. <text:s/>The launch dates can be</text:p>
      <text:p text:style-name="P4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Standard" style:display-name="Standard" style:family="paragraph">
      <style:paragraph-properties fo:widows="0" fo:orphans="0" fo:margin-bottom="0in" fo:line-height="100%"/>
      <style:text-properties style:font-name="Times New Roman" style:font-name-asian="SimSun" style:font-name-complex="Mangal" style:letter-kerning="true" fo:font-size="12pt" style:font-size-asian="12pt" style:font-size-complex="12pt" style:language-asian="zh" style:country-asian="CN" style:language-complex="hi" style:country-complex="IN"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style:style style:name="P3" style:parent-style-name="Header" style:family="paragraph">
      <style:paragraph-properties fo:text-align="end"/>
    </style:style>
  </office:automatic-styles>
  <office:master-styles>
    <style:master-page style:name="MP0" style:page-layout-name="PL0">
      <style:header>
        <text:p text:style-name="P2">Griffin Der and David Panson</text:p>
        <text:p text:style-name="P3"/>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j</meta:initial-creator>
    <dc:creator>Dj</dc:creator>
    <meta:creation-date>2016-10-25T23:39:00Z</meta:creation-date>
    <dc:date>2016-10-25T23:39:00Z</dc:date>
    <meta:template xlink:href="Normal" xlink:type="simple"/>
    <meta:editing-cycles>2</meta:editing-cycles>
    <meta:editing-duration>PT0S</meta:editing-duration>
    <meta:document-statistic meta:page-count="4" meta:paragraph-count="14" meta:word-count="1053" meta:character-count="7043" meta:row-count="50" meta:non-whitespace-character-count="6004"/>
  </office:meta>
</office:document-meta>
</file>